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406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Text_20_body">
      <style:text-properties style:font-name="Caligra" fo:font-style="italic" officeooo:rsid="002fecf8" officeooo:paragraph-rsid="00596a6e" style:font-style-asian="italic" style:font-style-complex="italic"/>
    </style:style>
    <style:style style:name="P8" style:family="paragraph" style:parent-style-name="Text_20_body">
      <style:text-properties officeooo:paragraph-rsid="00540c2c"/>
    </style:style>
    <style:style style:name="P9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ac567" officeooo:paragraph-rsid="00540c2c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af2ff" officeooo:paragraph-rsid="005af2ff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b13e3" officeooo:paragraph-rsid="005b13e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solid" style:text-underline-type="double" style:text-underline-width="auto" style:text-underline-color="font-color" fo:font-weight="bold" officeooo:rsid="0060ae02" officeooo:paragraph-rsid="0060ae02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b6cfb" officeooo:paragraph-rsid="005b6cfb" style:font-size-asian="11pt" style:font-name-complex="Arial" style:font-size-complex="11pt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e1c6f" officeooo:paragraph-rsid="005e1c6f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2ef58" officeooo:paragraph-rsid="0062ef58" style:font-size-asian="11pt" style:font-name-complex="Arial" style:font-size-complex="11pt"/>
    </style:style>
    <style:style style:name="P21" style:family="paragraph" style:parent-style-name="Standard">
      <style:text-properties style:font-name="Caligra" officeooo:paragraph-rsid="00540c2c"/>
    </style:style>
    <style:style style:name="P22" style:family="paragraph" style:parent-style-name="Standard">
      <style:text-properties style:font-name="Caligra" officeooo:rsid="005c9915" officeooo:paragraph-rsid="005c9915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96a6e" officeooo:paragraph-rsid="00596a6e" style:font-size-asian="11pt" style:font-weight-asian="bold" style:font-name-complex="Arial" style:font-size-complex="11pt" style:font-weight-complex="bold"/>
    </style:style>
    <style:style style:name="P25" style:family="paragraph" style:parent-style-name="Text_20_body" style:master-page-name="Standard">
      <style:paragraph-properties style:page-number="auto"/>
      <style:text-properties style:font-name="Caligra" officeooo:paragraph-rsid="00596a6e"/>
    </style:style>
    <style:style style:name="P26" style:family="paragraph" style:parent-style-name="Standard">
      <style:text-properties style:font-name="Caligra" officeooo:rsid="0066da6a" officeooo:paragraph-rsid="006590e3"/>
    </style:style>
    <style:style style:name="P27" style:family="paragraph" style:parent-style-name="Standard">
      <style:text-properties style:font-name="Caligra" officeooo:rsid="0066da6a" officeooo:paragraph-rsid="0065a38b"/>
    </style:style>
    <style:style style:name="P28" style:family="paragraph" style:parent-style-name="Standard">
      <style:text-properties style:font-name="Caligra" officeooo:rsid="0066da6a" officeooo:paragraph-rsid="00695ab5"/>
    </style:style>
    <style:style style:name="P29" style:family="paragraph" style:parent-style-name="Standard">
      <style:text-properties style:font-name="Caligra" officeooo:rsid="00695ab5" officeooo:paragraph-rsid="00695ab5"/>
    </style:style>
    <style:style style:name="P30" style:family="paragraph" style:parent-style-name="Standard">
      <style:text-properties officeooo:paragraph-rsid="00678bc7"/>
    </style:style>
    <style:style style:name="P31" style:family="paragraph" style:parent-style-name="Standard">
      <style:text-properties officeooo:paragraph-rsid="005e023e"/>
    </style:style>
    <style:style style:name="T1" style:family="text">
      <style:text-properties officeooo:rsid="002fecf8"/>
    </style:style>
    <style:style style:name="T2" style:family="text">
      <style:text-properties fo:font-style="italic" officeooo:rsid="002fecf8" style:font-style-asian="italic" style:font-style-complex="italic"/>
    </style:style>
    <style:style style:name="T3" style:family="text">
      <style:text-properties fo:font-style="italic" officeooo:rsid="005fe045" style:font-style-asian="italic" style:font-style-complex="italic"/>
    </style:style>
    <style:style style:name="T4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5" style:family="text">
      <style:text-properties fo:color="#ffffff" loext:opacity="100%" style:font-name="Caligra" fo:font-size="11pt" fo:font-weight="bold" officeooo:rsid="00596a6e" style:font-size-asian="11pt" style:font-weight-asian="bold" style:font-name-complex="Arial" style:font-size-complex="11pt"/>
    </style:style>
    <style:style style:name="T6" style:family="text">
      <style:text-properties fo:color="#ffffff" loext:opacity="100%" style:font-name="Caligra" fo:font-size="11pt" fo:font-weight="bold" officeooo:rsid="006060d1" style:font-size-asian="11pt" style:font-weight-asian="bold" style:font-name-complex="Arial" style:font-size-complex="11pt"/>
    </style:style>
    <style:style style:name="T7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style:font-name="Caligra" fo:font-style="normal" fo:font-weight="bold" officeooo:rsid="0032f1ff" style:font-style-asian="normal" style:font-weight-asian="bold" style:font-style-complex="normal" style:font-weight-complex="bold"/>
    </style:style>
    <style:style style:name="T10" style:family="text">
      <style:text-properties style:font-name="Caligra" fo:font-style="normal" fo:font-weight="bold" officeooo:rsid="006147cd" style:font-style-asian="normal" style:font-weight-asian="bold" style:font-style-complex="normal" style:font-weight-complex="bold"/>
    </style:style>
    <style:style style:name="T11" style:family="text">
      <style:text-properties style:font-name="Caligra" fo:font-style="normal" fo:font-weight="normal" officeooo:rsid="0032f1ff" style:font-style-asian="normal" style:font-weight-asian="normal" style:font-style-complex="normal" style:font-weight-complex="normal"/>
    </style:style>
    <style:style style:name="T12" style:family="text">
      <style:text-properties style:font-name="Caligra" fo:font-style="normal" fo:font-weight="normal" officeooo:rsid="005eaa2b" style:font-style-asian="normal" style:font-weight-asian="normal" style:font-style-complex="normal" style:font-weight-complex="normal"/>
    </style:style>
    <style:style style:name="T13" style:family="text">
      <style:text-properties style:font-name="Caligra" officeooo:rsid="0066da6a"/>
    </style:style>
    <style:style style:name="T14" style:family="text">
      <style:text-properties style:font-name="Caligra" officeooo:rsid="0067decf"/>
    </style:style>
    <style:style style:name="T15" style:family="text">
      <style:text-properties style:font-name="Caligra" officeooo:rsid="005e023e"/>
    </style:style>
    <style:style style:name="T16" style:family="text">
      <style:text-properties officeooo:rsid="005a2d2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673cfd"/>
    </style:style>
    <style:style style:name="T19" style:family="text">
      <style:text-properties officeooo:rsid="006976fe"/>
    </style:style>
    <style:style style:name="T20" style:family="text">
      <style:text-properties officeooo:rsid="0069dc1a"/>
    </style:style>
    <style:style style:name="T21" style:family="text">
      <style:text-properties officeooo:rsid="0070fa5d"/>
    </style:style>
    <style:style style:name="T22" style:family="text">
      <style:text-properties officeooo:rsid="0066da6a"/>
    </style:style>
    <style:style style:name="T23" style:family="text">
      <style:text-properties officeooo:rsid="0067d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La dernière fois :</text:span><text:span text:style-name="T2">’’’4e45</text:span><text:span text:style-name="T3">La dernière séance nous avons...- commencé l'activité 2 (jusqu'à la question 5 incluse)</text:span><text:span text:style-name="T2"> -question 5 et 6 à finir</text:span></text:p>
      <text:p text:style-name="P7">4e34 - commencé l'activité 2 (jusqu'à la question 6 incluse)-activité 2 à finir’’’</text:p>
      <text:p text:style-name="P24">8décembre 13h30 puis 14h4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3"><text:span text:style-name="T4">Séance </text:span><text:span text:style-name="T5">1</text:span><text:span text:style-name="T6">2</text:span><text:span text:style-name="T4">: </text:span><text:span text:style-name="T7">Fiche de préparation</text:span><text:span text:style-name="T8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9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10">Appel</text:p>
          </table:table-cell>
          <table:table-cell table:style-name="Tableau1.C1" table:number-columns-spanned="2" office:value-type="string">
            <text:p text:style-name="P18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18"/>
          </table:table-cell>
        </table:table-row>
        <table:table-row table:style-name="Tableau1.4">
          <table:table-cell table:style-name="Tableau1.A4" office:value-type="string">
            <text:p text:style-name="P12">Vérifier act2 avancée (A1 : Q5et6 ; A2 : tout)</text:p>
            <text:p text:style-name="P11">F<text:span text:style-name="T16">inir act2 (A1 : Q5 faites ; A2 : Q6 faites)</text:span></text:p>
            <text:p text:style-name="P13">trace de cours</text:p>
            <text:p text:style-name="P14">bilan</text:p>
          </table:table-cell>
          <table:table-cell table:style-name="Tableau1.A4" table:number-columns-spanned="2" office:value-type="string">
            <text:p text:style-name="P19"/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8"/>
          </table:table-cell>
        </table:table-row>
        <table:table-row table:style-name="Tableau1.4">
          <table:table-cell table:style-name="Tableau1.A4" office:value-type="string">
            <text:p text:style-name="P15">Distribuer<text:span text:style-name="T17"> exercices</text:span></text:p>
          </table:table-cell>
          <table:table-cell table:style-name="Tableau1.A4" table:number-columns-spanned="2" office:value-type="string">
            <text:p text:style-name="P20">exercices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8"/>
          </table:table-cell>
        </table:table-row>
        <table:table-row table:style-name="Tableau1.6">
          <table:table-cell table:style-name="Tableau1.A4" office:value-type="string">
            <text:p text:style-name="P16">Chapitre 3, les combustions exemple de réaction chimique</text:p>
            <text:p text:style-name="P17">activité 1 chapitre 3</text:p>
          </table:table-cell>
          <table:table-cell table:style-name="Tableau1.A4" table:number-columns-spanned="2" office:value-type="string">
            <text:p text:style-name="P22">Attendus</text:p>
            <text:p text:style-name="P31"><text:span text:style-name="T15">activité 1</text:span></text:p>
            <text:p text:style-name="P30"><text:span text:style-name="T13">bouteille dioxygène</text:span></text:p>
            <text:p text:style-name="P28"><text:span text:style-name="T21">eau de chaux</text:span></text:p>
            <text:p text:style-name="P29">(<text:span text:style-name="T22">bougie </text:span><text:span text:style-name="T23">étouffée</text:span>)</text:p>
            <text:p text:style-name="P26">/gr bocal, couvercle,</text:p>
            <text:p text:style-name="P26">couvercle_fil de fer,</text:p>
            <text:p text:style-name="P27">fusain, briquet, <text:span text:style-name="T18">pince en bois</text:span><text:span text:style-name="T20"> </text:span>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21"/>
          </table:table-cell>
        </table:table-row>
      </table:table>
      <text:p text:style-name="P21"/>
      <text:p text:style-name="P8"><text:span text:style-name="T9">Pour l</text:span><text:span text:style-name="T10">e 15 décembre</text:span><text:span text:style-name="T9"> </text:span><text:span text:style-name="T11">: </text:span><text:span text:style-name="T12">exercices du chapitre 2 (distribué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26S</meta:editing-duration>
    <meta:editing-cycles>19</meta:editing-cycles>
    <meta:generator>LibreOffice/7.0.3.1$Linux_X86_64 LibreOffice_project/00$Build-1</meta:generator>
    <meta:creation-date>2020-12-08T10:34:27.541068170</meta:creation-date>
    <meta:initial-creator>J Cercy</meta:initial-creator>
    <dc:date>2020-12-08T11:11:11.618404019</dc:date>
    <dc:creator>J Cercy</dc:creator>
    <meta:document-statistic meta:table-count="1" meta:image-count="0" meta:object-count="0" meta:page-count="1" meta:paragraph-count="29" meta:word-count="126" meta:character-count="753" meta:non-whitespace-character-count="653"/>
    <meta:template xlink:type="simple" xlink:actuate="onRequest" xlink:title="fiche_de_prep_type" xlink:href="../../../../../../mes_ressources/document%20type/fiche_de_prep_type.ott" meta:date="2020-12-08T10:34:25.855196873"/>
  </office:meta>
</office:document-meta>
</file>